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669768" loext:opacity="100%" style:font-name="Monospace" fo:font-size="10pt" style:font-size-asian="10pt"/>
    </style:style>
    <style:style style:name="T2" style:family="text">
      <style:text-properties fo:color="#739eca" loext:opacity="100%" style:font-name="Monospace" fo:font-size="10pt" fo:font-weight="bold" style:font-size-asian="10pt" style:font-weight-asian="bold"/>
    </style:style>
    <style:style style:name="T3" style:family="text">
      <style:text-properties fo:color="#aaaaaa" loext:opacity="100%" style:font-name="Monospace" fo:font-size="10pt" style:font-size-asian="10pt"/>
    </style:style>
    <style:style style:name="T4" style:family="text">
      <style:text-properties fo:color="#c1aa6c" loext:opacity="100%" style:font-name="Monospace" fo:font-size="10pt" fo:font-weight="bold" style:font-size-asian="10pt" style:font-weight-asian="bold"/>
    </style:style>
    <style:style style:name="T5" style:family="text">
      <style:text-properties fo:color="#cac580" loext:opacity="100%" style:font-name="Monospace" fo:font-size="10pt" style:font-size-asian="10pt"/>
    </style:style>
    <style:style style:name="T6" style:family="text">
      <style:text-properties fo:color="#9e9e9e" loext:opacity="100%" style:font-name="Monospace" fo:font-size="10pt" style:font-size-asian="10pt"/>
    </style:style>
    <style:style style:name="T7" style:family="text">
      <style:text-properties fo:color="#eecc64" loext:opacity="100%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-- SELECT * FROM students </text:span></text:p>
      <text:p text:style-name="P1"><text:span text:style-name="T1">-- WHERE date_of_birth LIKE '1990-%';</text:span></text:p>
      <text:p text:style-name="P2"/>
      <text:p text:style-name="P1"><text:span text:style-name="T1">-- SELECT * FROM courses </text:span></text:p>
      <text:p text:style-name="P1"><text:span text:style-name="T1">-- WHERE cfu &gt; 10;</text:span></text:p>
      <text:p text:style-name="P2"/>
      <text:p text:style-name="P1"><text:span text:style-name="T1">-- SELECT * FROM students</text:span></text:p>
      <text:p text:style-name="P1"><text:span text:style-name="T1">-- WHERE YEAR(date_of_birth) &lt;= YEAR(NOW()) - 30;</text:span></text:p>
      <text:p text:style-name="P2"/>
      <text:p text:style-name="P1"><text:span text:style-name="T1">-- SELECT * FROM courses</text:span></text:p>
      <text:p text:style-name="P1"><text:span text:style-name="T1">-- WHERE period= 'I semestre'</text:span></text:p>
      <text:p text:style-name="P1"><text:span text:style-name="T1">-- AND year= 1;</text:span></text:p>
      <text:p text:style-name="P2"/>
      <text:p text:style-name="P1"><text:span text:style-name="T1">-- SELECT * FROM exams</text:span></text:p>
      <text:p text:style-name="P1"><text:span text:style-name="T1">-- WHERE `date`= '2020/06/20'</text:span></text:p>
      <text:p text:style-name="P1"><text:span text:style-name="T1">-- AND `hour` &gt;= '14:00:00';</text:span></text:p>
      <text:p text:style-name="P2"/>
      <text:p text:style-name="P1"><text:span text:style-name="T1">-- SELECT * FROM degrees</text:span></text:p>
      <text:p text:style-name="P1"><text:span text:style-name="T1">-- WHERE level= 'magistrale';</text:span></text:p>
      <text:p text:style-name="P2"/>
      <text:p text:style-name="P1"><text:span text:style-name="T1">-- SELECT COUNT(*) AS 'Numero_di_dipartimenti' FROM departments;</text:span></text:p>
      <text:p text:style-name="P2"/>
      <text:p text:style-name="P1"><text:span text:style-name="T2">SELECT</text:span><text:span text:style-name="T3"> </text:span><text:span text:style-name="T4">count</text:span><text:span text:style-name="T3">(*) </text:span><text:span text:style-name="T2">AS</text:span><text:span text:style-name="T3"> </text:span><text:span text:style-name="T5">'Insegnati_senza_n_cellulare'</text:span><text:span text:style-name="T3"> </text:span><text:span text:style-name="T2">FROM</text:span><text:span text:style-name="T3"> </text:span><text:span text:style-name="T6">teachers</text:span></text:p>
      <text:p text:style-name="Standard"><text:span text:style-name="T2">WHERE</text:span><text:span text:style-name="T3"> </text:span><text:span text:style-name="T6">phone</text:span><text:span text:style-name="T3"> </text:span><text:span text:style-name="T2">IS</text:span><text:span text:style-name="T3"> </text:span><text:span text:style-name="T2">NULL</text:span><text:span text:style-name="T7">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18:26:37.669546936</meta:creation-date>
    <dc:date>2023-08-30T18:27:09.506210600</dc:date>
    <meta:editing-duration>PT32S</meta:editing-duration>
    <meta:editing-cycles>1</meta:editing-cycles>
    <meta:document-statistic meta:table-count="0" meta:image-count="0" meta:object-count="0" meta:page-count="1" meta:paragraph-count="17" meta:word-count="86" meta:character-count="526" meta:non-whitespace-character-count="455"/>
    <meta:generator>LibreOffice/7.3.7.2$Linux_X86_64 LibreOffice_project/30$Build-2</meta:generator>
  </office:meta>
</office:document-meta>
</file>